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variant="normal" fo:text-transform="none" fo:color="#444950" style:font-name="Helvetica" fo:font-size="9.7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34005760504430411" text:style-name="L1">
        <text:list-item>
          <text:p text:style-name="P1"><text:span text:style-name="T1">zdecydowanie za duze jest menu u gory menu powinno byc przypięte do gory strony jak przewijasz a przynajmniej to by ulatwilo nawigacje trzeba troszke jak dla mnie poprzesuwac ale kosmetyczne to sa rzeczy</text:span></text:p>
        </text:list-item>
        <text:list-item>
          <text:p text:style-name="P1"><text:span text:style-name="T1">Dobrze jakby na jednym takim widoku bylo widac menu obrazek i te ikonki na dole mysle ze jak zetnie sie to menu krowiaste to to na pewno pomoze w calej reszcie tez dobrym bajerem przy tak ladnych duzych zdjeciach jakby uzyli paralaxy o mniejest za duza fota za duze fonty powinni obrac sobie jeden rozmiar dla takich duzych zdjec i tego trzymac ale naprawde bardzo ladna przez te ladne foty ta strona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rystian Bieniek</meta:initial-creator>
    <meta:creation-date>2018-10-17T15:06:09.80</meta:creation-date>
    <meta:document-statistic meta:table-count="0" meta:image-count="0" meta:object-count="0" meta:page-count="1" meta:paragraph-count="2" meta:word-count="107" meta:character-count="608"/>
    <dc:date>2018-10-17T15:07:37.78</dc:date>
    <dc:creator>Krystian Bieniek</dc:creator>
    <meta:editing-duration>PT1M28S</meta:editing-duration>
    <meta:editing-cycles>1</meta:editing-cycles>
    <meta:generator>OpenOffice/4.1.5$Win32 OpenOffice.org_project/415m1$Build-9789</meta:generator>
  </office:meta>
</office:document-meta>
</file>